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tyle="italic" style:font-style-asian="italic" style:font-style-complex="italic"/>
    </style:style>
    <style:style style:name="T3" style:parent-style-name="Policepardéfaut" style:family="text">
      <style:text-properties style:font-name="Wingdings" style:font-name-asian="Wingdings" style:font-name-complex="Wingdings"/>
    </style:style>
    <style:style style:name="T4" style:parent-style-name="Policepardéfaut" style:family="text">
      <style:text-properties style:font-name="Wingdings" style:font-name-asian="Wingdings" style:font-name-complex="Wingdings"/>
    </style:style>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T8" style:parent-style-name="Policepardéfaut" style:family="text">
      <style:text-properties fo:font-style="italic" style:font-style-asian="italic" style:font-style-complex="italic"/>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style:font-name="Wingdings" style:font-name-asian="Wingdings" style:font-name-complex="Wingdings"/>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style:font-name="Wingdings" style:font-name-asian="Wingdings" style:font-name-complex="Wingdings"/>
    </style:style>
    <style:style style:name="T13" style:parent-style-name="Policepardéfaut" style:family="text">
      <style:text-properties style:font-name="Wingdings" style:font-name-asian="Wingdings" style:font-name-complex="Wingdings"/>
    </style:style>
  </office:automatic-styles>
  <office:body>
    <office:text text:use-soft-page-breaks="true">
      <text:p text:style-name="P1"><text:span text:style-name="T2">Transformation d’images : Deep Fakes, une arme de désinformation massive et outil de diffamation ?</text:span></text:p>
      <text:p text:style-name="Normal"/>
      <text:p text:style-name="Normal"/>
      <text:p text:style-name="Normal">Deep fake vient de la contraction de deep learning (IA)<text:s/><text:span text:style-name="T3"></text:span><text:s/>apprentissage (IA) un peu caché <text:s text:c="2"/>et de fake -&gt; faux en anglais<text:s/></text:p>
      <text:p text:style-name="Normal"/>
      <text:p text:style-name="Normal">Un deep Fake est généré par une IA<text:s/><text:span text:style-name="T4"></text:span><text:s/>ingénieur<text:s/>Ian Goodfellow<text:s/>l’a inventé en 2014<text:s/></text:p>
      <text:list text:style-name="LFO1" text:continue-numbering="true">
        <text:list-item>
          <text:p text:style-name="P5">Les IA les + efficace en deep fake<text:s/>Repose sur le principe GAN (Generative Adverarial Networks) un algo tente de produire des fausses<text:s/>images<text:s/>et un autre algo tente de détecter ce qui ne va pas<text:s/></text:p>
        </text:list-item>
        <text:list-item>
          <text:p text:style-name="P6">IA repose sur<text:s/>des systèmes<text:s/>de neurones qui va détecter les traits et les mimique d’un visage puis appliqué les paroles que l’on veut au visage, le deuxième algo va faire la même chose et vérifier la qualité du faux.<text:s/></text:p>
        </text:list-item>
        <text:list-item>
          <text:p text:style-name="P7">+ la banque de donnée est importante + le deep fake va être efficace<text:s/></text:p>
        </text:list-item>
      </text:list>
      <text:p text:style-name="Normal"/>
      <text:p text:style-name="Normal">Il existe 3 type de deep fake :<text:s/><text:span text:style-name="T8">« face swap »</text:span><text:s/>prendre le visage d’une personne X et le corps d’une personne Y<text:s/></text:p>
      <text:p text:style-name="Normal">« <text:span text:style-name="T9">face to face</text:span> » <text:span text:style-name="T10"></text:span><text:s/>prendre le visage d’une personne X et mettre la bocuhe d’un imitateur pour faire dire ce qu’on veut<text:s/></text:p>
      <text:p text:style-name="Normal">« <text:span text:style-name="T11">lip sync</text:span> »<text:s/><text:span text:style-name="T12"></text:span><text:s/>synchronisation des lèvres<text:s/><text:span text:style-name="T13"></text:span><text:s/>l’IA modifie donc les mouvement de lèvre de la personne et fait dire ce que l’on veu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udet14@icloud.com</meta:initial-creator>
    <dc:creator>jenoudet14@icloud.com</dc:creator>
    <meta:creation-date>2023-12-10T11:11:00Z</meta:creation-date>
    <dc:date>2023-12-10T11:11:00Z</dc:date>
    <meta:template xlink:href="Normal" xlink:type="simple"/>
    <meta:editing-cycles>2</meta:editing-cycles>
    <meta:editing-duration>PT60S</meta:editing-duration>
    <meta:document-statistic meta:page-count="1" meta:paragraph-count="2" meta:word-count="177" meta:character-count="1149" meta:row-count="8" meta:non-whitespace-character-count="974"/>
  </office:meta>
</office:document-meta>
</file>